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6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7.14pt"/>
    </style:style>
    <style:style style:name="co4" style:family="table-column">
      <style:table-column-properties fo:break-before="auto" style:column-width="88.04pt"/>
    </style:style>
    <style:style style:name="co5" style:family="table-column">
      <style:table-column-properties fo:break-before="auto" style:column-width="98.96pt"/>
    </style:style>
    <style:style style:name="co6" style:family="table-column">
      <style:table-column-properties fo:break-before="auto" style:column-width="145.3pt"/>
    </style:style>
    <style:style style:name="co7" style:family="table-column">
      <style:table-column-properties fo:break-before="auto" style:column-width="148.9pt"/>
    </style:style>
    <style:style style:name="co8" style:family="table-column">
      <style:table-column-properties fo:break-before="auto" style:column-width="142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ID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Price total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ID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Links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B1, B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-ion battery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NCR18650PF</text:p>
          </table:table-cell>
          <table:table-cell office:value-type="float" office:value="2.75" calcext:value-type="float">
            <text:p>2.75</text:p>
          </table:table-cell>
          <table:table-cell table:formula="of:=[.F2]*[.B2]" office:value-type="float" office:value="5.5" calcext:value-type="float">
            <text:p>5.5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NCR18650PF 3,60V 2,90AH</text:p>
          </table:table-cell>
          <table:table-cell/>
          <table:table-cell office:value-type="string" calcext:value-type="string">
            <text:p>http://www.tme.eu/en/details/ncr18650pf/rechargeable-batteries/panasonic/ncr18650pf-360v-290ah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ebay</text:p>
          </table:table-cell>
          <table:table-cell/>
          <table:table-cell office:value-type="float" office:value="3.4" calcext:value-type="float">
            <text:p>3.4</text:p>
          </table:table-cell>
          <table:table-cell table:formula="of:=[.F3]*[.B3]" office:value-type="float" office:value="3.4" calcext:value-type="float">
            <text:p>3.4</text:p>
          </table:table-cell>
          <table:table-cell table:number-columns-repeated="3"/>
          <table:table-cell office:value-type="string" calcext:value-type="string">
            <text:p>http://www.ebay.com/itm/331683831675?_trksid=p2057872.m2749.l2649&amp;ssPageName=STRK%3AMEBIDX%3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1, Q2, Q3, Q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ototransistor</text:p>
          </table:table-cell>
          <table:table-cell office:value-type="string" calcext:value-type="string">
            <text:p>Farnell</text:p>
          </table:table-cell>
          <table:table-cell office:value-type="float" office:value="1497672" calcext:value-type="float">
            <text:p>1497672</text:p>
          </table:table-cell>
          <table:table-cell office:value-type="float" office:value="0.697" calcext:value-type="float">
            <text:p>0.697</text:p>
          </table:table-cell>
          <table:table-cell table:formula="of:=[.F4]*[.B4]" office:value-type="float" office:value="2.788" calcext:value-type="float">
            <text:p>2.788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EMT6200FX01</text:p>
          </table:table-cell>
          <table:table-cell/>
          <table:table-cell office:value-type="string" calcext:value-type="string">
            <text:p>http://lt.farnell.com/vishay/temt6200fx01/photodiode-sensor-ambient-light/dp/14976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 transmitte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RFM02/433S2</text:p>
          </table:table-cell>
          <table:table-cell office:value-type="float" office:value="2.3" calcext:value-type="float">
            <text:p>2.3</text:p>
          </table:table-cell>
          <table:table-cell table:formula="of:=[.F5]*[.B5]" office:value-type="float" office:value="2.3" calcext:value-type="float">
            <text:p>2.3</text:p>
          </table:table-cell>
          <table:table-cell office:value-type="string" calcext:value-type="string">
            <text:p>HOPE MICROELECTRONICS</text:p>
          </table:table-cell>
          <table:table-cell office:value-type="string" calcext:value-type="string">
            <text:p>RFM02 433S2</text:p>
          </table:table-cell>
          <table:table-cell/>
          <table:table-cell office:value-type="string" calcext:value-type="string">
            <text:p>http://www.tme.eu/en/details/rfm02_433s2/rf-communication-modules/hope-microelectronics/rfm02-433s2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tal pot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1825018</text:p>
          </table:table-cell>
          <table:table-cell office:value-type="float" office:value="0.366" calcext:value-type="float">
            <text:p>0.366</text:p>
          </table:table-cell>
          <table:table-cell table:formula="of:=[.F6]*[.B6]" office:value-type="float" office:value="0.366" calcext:value-type="float">
            <text:p>0.366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4018T-104E/L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F7]*[.B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8]*[.B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9]*[.B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10]*[.B1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11]*[.B1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12]*[.B1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13]*[.B1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14]*[.B1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15]*[.B1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16]*[.B1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17]*[.B1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18]*[.B1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19]*[.B1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0]*[.B2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1]*[.B2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2]*[.B2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3]*[.B2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4]*[.B2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5]*[.B2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6]*[.B2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7]*[.B2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8]*[.B2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F29]*[.B29]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table:formula="of:=SUM([.G2:.G29])" office:value-type="float" office:value="24.354" calcext:value-type="float">
            <text:p>24.354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30]*20" office:value-type="float" office:value="487.08" calcext:value-type="float">
            <text:p>487.08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euz </meta:initial-creator>
    <meta:creation-date>2016-03-04T12:46:00.871931622</meta:creation-date>
    <dc:date>2016-03-04T15:20:36.322161816</dc:date>
    <dc:creator>miceuz </dc:creator>
    <meta:editing-duration>PT2H19M21S</meta:editing-duration>
    <meta:editing-cycles>7</meta:editing-cycles>
    <meta:generator>LibreOffice/4.4.3.2$Linux_X86_64 LibreOffice_project/40m0$Build-2</meta:generator>
    <meta:document-statistic meta:table-count="1" meta:cell-count="85" meta:object-count="0"/>
  </office:meta>
</office:document-meta>
</file>